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custom3" style:display-name="Bibliography custom3"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79</meta:editing-cycles>
    <dc:date>2021-06-27T09:03:50</dc:date>
    <meta:creation-date>2008-08-22T11:41:04</meta:creation-date>
  </office:meta>
</office:document-meta>
</file>